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venir-next-regular" svg:font-family="avenir-next-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venir-next-regular" fo:font-size="13pt" fo:font-weight="bold" officeooo:rsid="001709b6" officeooo:paragraph-rsid="0019b19b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venir-next-regular" fo:font-size="13pt" fo:font-weight="bold" officeooo:rsid="00132930" officeooo:paragraph-rsid="0019b19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venir-next-regular" fo:font-size="13pt" fo:font-weight="bold" officeooo:rsid="00113978" officeooo:paragraph-rsid="0019b19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venir-next-regular" fo:font-size="13pt" fo:font-weight="bold" officeooo:rsid="001b8952" officeooo:paragraph-rsid="0019b19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-next-regular" fo:font-size="13pt" fo:font-weight="bold" officeooo:rsid="00166884" officeooo:paragraph-rsid="0019b19b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venir-next-regular" fo:font-size="13pt" officeooo:rsid="001709b6" officeooo:paragraph-rsid="0019b19b" style:font-size-asian="13pt" style:font-size-complex="13pt"/>
    </style:style>
    <style:style style:name="P7" style:family="paragraph" style:parent-style-name="Standard">
      <style:text-properties style:font-name="avenir-next-regular" fo:font-size="13pt" officeooo:rsid="00113978" officeooo:paragraph-rsid="0019b19b" style:font-size-asian="13pt" style:font-size-complex="13pt"/>
    </style:style>
    <style:style style:name="P8" style:family="paragraph" style:parent-style-name="Standard">
      <style:text-properties style:font-name="avenir-next-regular" fo:font-size="13pt" officeooo:rsid="0019edbe" officeooo:paragraph-rsid="0019b19b" style:font-size-asian="13pt" style:font-size-complex="13pt"/>
    </style:style>
    <style:style style:name="P9" style:family="paragraph" style:parent-style-name="Standard">
      <style:text-properties style:font-name="avenir-next-regular" fo:font-size="13pt" officeooo:rsid="00132930" officeooo:paragraph-rsid="0019b19b" style:font-size-asian="13pt" style:font-size-complex="13pt"/>
    </style:style>
    <style:style style:name="P10" style:family="paragraph" style:parent-style-name="Standard">
      <style:text-properties style:font-name="avenir-next-regular" fo:font-size="13pt" officeooo:rsid="00200671" officeooo:paragraph-rsid="0019b19b" style:font-size-asian="13pt" style:font-size-complex="13pt"/>
    </style:style>
    <style:style style:name="P11" style:family="paragraph" style:parent-style-name="Standard">
      <style:text-properties style:font-name="avenir-next-regular" fo:font-size="13pt" officeooo:rsid="00166884" officeooo:paragraph-rsid="0019b19b" style:font-size-asian="13pt" style:font-size-complex="13pt"/>
    </style:style>
    <style:style style:name="P12" style:family="paragraph" style:parent-style-name="Standard">
      <style:text-properties style:font-name="avenir-next-regular" fo:font-size="13pt" fo:font-style="normal" officeooo:rsid="00113978" officeooo:paragraph-rsid="0019b19b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avenir-next-regular" fo:font-size="17pt" fo:font-weight="bold" officeooo:rsid="00200671" officeooo:paragraph-rsid="0019b19b" style:font-size-asian="13pt" style:font-weight-asian="bold" style:font-size-complex="13pt" style:font-weight-complex="bold"/>
    </style:style>
    <style:style style:name="T1" style:family="text">
      <style:text-properties officeooo:rsid="00132930"/>
    </style:style>
    <style:style style:name="T2" style:family="text">
      <style:text-properties officeooo:rsid="001b8952"/>
    </style:style>
    <style:style style:name="T3" style:family="text">
      <style:text-properties officeooo:rsid="0020b1b1"/>
    </style:style>
    <style:style style:name="T4" style:family="text">
      <style:text-properties officeooo:rsid="001a9ffc"/>
    </style:style>
    <style:style style:name="T5" style:family="text">
      <style:text-properties fo:font-style="normal" officeooo:rsid="001b8952" style:font-style-asian="normal" style:font-style-complex="normal"/>
    </style:style>
    <style:style style:name="T6" style:family="text">
      <style:text-properties fo:font-style="normal" officeooo:rsid="0014a80c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b1b1" style:font-weight-asian="bold" style:font-weight-complex="bold"/>
    </style:style>
    <style:style style:name="T9" style:family="text">
      <style:text-properties officeooo:rsid="00166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3">Proposed Content Section !</text:p>
      <text:p text:style-name="P13"/>
      <text:p text:style-name="P7">- <text:span text:style-name="T1">unidentified case search; </text:span></text:p>
      <text:p text:style-name="P12"><text:tab/>-<text:span text:style-name="T1">gender – ethnicity – last seen_date</text:span></text:p>
      <text:p text:style-name="P12"/>
      <text:p text:style-name="P7"/>
      <text:p text:style-name="P8"/>
      <text:p text:style-name="P8"/>
      <text:p text:style-name="P7"/>
      <text:p text:style-name="P2"><text:span text:style-name="T2">Information for </text:span>Homepage Sections</text:p>
      <text:p text:style-name="P9">- Do you know me carousel section</text:p>
      <text:p text:style-name="P9">- Report a Missing Person CTA</text:p>
      <text:p text:style-name="P9">- Latest Additions grid</text:p>
      <text:p text:style-name="P9"/>
      <text:p text:style-name="P9"/>
      <text:p text:style-name="P9"/>
      <text:p text:style-name="P10">LEGAL SECTION</text:p>
      <text:p text:style-name="P7">- Legal Disclaimer</text:p>
      <text:p text:style-name="P7">- Authenticity Disclaimer</text:p>
      <text:p text:style-name="P7">- Working with the police resource information</text:p>
      <text:p text:style-name="P7"/>
      <text:p text:style-name="P7"/>
      <text:p text:style-name="P7"/>
      <text:p text:style-name="P3"/>
      <text:p text:style-name="P4">- <text:span text:style-name="T3">Using a SIPOC [ Supplier &gt;&gt; (user) Input <text:s/>&gt;&gt; (information) Process &gt;&gt; Output &gt;&gt; Consumer). State a simple user event case</text:span></text:p>
      <text:p text:style-name="P4"/>
      <text:p text:style-name="P3"/>
      <text:p text:style-name="P3"/>
      <text:p text:style-name="P6">- <text:tab/>if ordinary users are allowed to supply information? </text:p>
      <text:p text:style-name="P7">- <text:tab/>How do we verify validity of submitted information ? </text:p>
      <text:p text:style-name="P7"><text:tab/>** use email references to ( user types to emails to other relatives to confirm <text:tab/>that they are missing someone)</text:p>
      <text:p text:style-name="P7"><text:tab/><text:tab/>- <text:tab/><text:span text:style-name="T4">can verification sms be charged so that witness users pay at <text:tab/><text:tab/><text:tab/><text:tab/>least NGN10 to respond yes.</text:span></text:p>
      <text:p text:style-name="P7"/>
      <text:p text:style-name="P7">- <text:tab/><text:span text:style-name="T5">If we a</text:span><text:span text:style-name="T6">llow users to signup for alerts via email, </text:span><text:span text:style-name="T5">to help spread and notify <text:tab/>other <text:tab/>bodies about newly reported missing cases</text:span></text:p>
      <text:p text:style-name="P7">- <text:span text:style-name="T4">Who can signup for amber alerts ?</text:span></text:p>
      <text:p text:style-name="P3"/>
      <text:p text:style-name="P3"/>
      <text:p text:style-name="P3"/>
      <text:p text:style-name="P3"/>
      <text:p text:style-name="P7"/>
      <text:p text:style-name="P11">Search Archive Filter</text:p>
      <text:p text:style-name="P11"><text:soft-page-break/>-<text:tab/>Location</text:p>
      <text:p text:style-name="P11">-<text:tab/>Gender</text:p>
      <text:p text:style-name="P11">-<text:tab/>Resolved</text:p>
      <text:p text:style-name="P11">-<text:tab/></text:p>
      <text:p text:style-name="P11"/>
      <text:p text:style-name="P5"/>
      <text:p text:style-name="P5"/>
      <text:p text:style-name="P6"/>
      <text:p text:style-name="P7"><text:span text:style-name="T7"><text:line-break/></text:span><text:span text:style-name="T8">What </text:span><text:span text:style-name="T7">Form</text:span><text:span text:style-name="T8">s</text:span><text:span text:style-name="T7"> Requirements</text:span></text:p>
      <text:p text:style-name="P7">- Who to contact</text:p>
      <text:p text:style-name="P7">- Missing person last seen information</text:p>
      <text:p text:style-name="P7">- <text:span text:style-name="T9">Local Government Area /Zonal information during form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venir-next-regular" svg:font-family="avenir-next-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08:59:51.714745567</meta:creation-date>
    <dc:date>2017-10-15T09:00:11.448012460</dc:date>
    <meta:editing-duration>P0D</meta:editing-duration>
    <meta:editing-cycles>1</meta:editing-cycles>
    <meta:document-statistic meta:table-count="0" meta:image-count="0" meta:object-count="0" meta:page-count="2" meta:paragraph-count="27" meta:word-count="188" meta:character-count="1101" meta:non-whitespace-character-count="917"/>
    <meta:generator>LibreOffice/4.2.8.2$Linux_X86_64 LibreOffice_project/420m0$Build-2</meta:generator>
  </office:meta>
</office:document-meta>
</file>